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</style:style>
    <style:style style:name="T1" style:family="text">
      <style:text-properties fo:font-variant="normal" fo:text-transform="none" fo:color="#000000" style:text-line-through-style="none" style:font-name="Arial1" fo:font-size="11.25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205e48f6-b5d4-c7f6-40d6-6cbf7405e887"/>#include &lt;stdio.h&gt; </text:p>
      <text:p text:style-name="P1">#include &lt;stdlib.h&gt;</text:p>
      <text:p text:style-name="Text_20_body"/>
      <text:p text:style-name="P1">int main() </text:p>
      <text:p text:style-name="P1">{ </text:p>
      <text:p text:style-name="P1">//Initialisation des variables</text:p>
      <text:p text:style-name="P2"><text:span text:style-name="T1">char operateur;</text:span><text:span text:style-name="T3"> </text:span><text:span text:style-name="T1">//Utilisé pour stocker l'opérateur de cacul demandé</text:span></text:p>
      <text:p text:style-name="P2"><text:span text:style-name="T1">int choix;</text:span><text:span text:style-name="T3"> </text:span><text:span text:style-name="T1">//Utilisé pour choisir le type de variable qui sera utilisé </text:span></text:p>
      <text:p text:style-name="P2"><text:span text:style-name="T1">int testFin = 1;</text:span><text:span text:style-name="T3"> </text:span><text:span text:style-name="T1">//Utilisé pour tester si oui ou non le programme doit s'arrêter</text:span></text:p>
      <text:p text:style-name="Text_20_body"/>
      <text:p text:style-name="P1">/**************************************************</text:p>
      <text:p text:style-name="P1">Boucle servant à recommencer le choix des varaibles</text:p>
      <text:p text:style-name="P1">tant que l'utilisateur laisse la variable 'testFin' à 1</text:p>
      <text:p text:style-name="P1">**************************************************/</text:p>
      <text:p text:style-name="P1">while( testFin == 1)</text:p>
      <text:p text:style-name="P1">{</text:p>
      <text:p text:style-name="P1">//Choix du type de varaible à utiliser</text:p>
      <text:p text:style-name="P1">printf("Quel types voulez-vous utiliser?\n\t1.int_32\n\t2.int_64\n\t3.float\n\t4.double\n");</text:p>
      <text:p text:style-name="P1">scanf("%d", &amp;choix);</text:p>
      <text:p text:style-name="Text_20_body"/>
      <text:p text:style-name="P1">/**************************************************</text:p>
      <text:p text:style-name="P1">shitch(choix) : Permet de ne pacourir uniquement la partie </text:p>
      <text:p text:style-name="P2"><text:span text:style-name="T1">du code</text:span><text:span text:style-name="T3"> </text:span><text:span text:style-name="T1">correspondant au type de variable souhaité</text:span></text:p>
      <text:p text:style-name="P2"><text:span text:style-name="T1">**************************************************/</text:span><text:span text:style-name="T3"> </text:span></text:p>
      <text:p text:style-name="P1">switch(choix)</text:p>
      <text:p text:style-name="P1">{</text:p>
      <text:p text:style-name="P1">case 1: //Cas int_32</text:p>
      <text:p text:style-name="Text_20_body"/>
      <text:p text:style-name="P1">//Boucle do while pour refaire un calcul tant que testFin est égal à 0</text:p>
      <text:p text:style-name="P1">do{</text:p>
      <text:p text:style-name="P1">//Initialisation des nombres</text:p>
      <text:p text:style-name="P2"><text:span text:style-name="T1">int nb1,nb2;</text:span><text:span text:style-name="T3"> </text:span></text:p>
      <text:p text:style-name="Text_20_body"/>
      <text:p text:style-name="P2"><text:span text:style-name="T1">printf("Quel est votre calcul?\n");</text:span><text:span text:style-name="T3"> </text:span><text:span text:style-name="T1">//demande du calcul à effectuer </text:span></text:p>
      <text:p text:style-name="P2"><text:span text:style-name="T1">scanf("%d %c %d", &amp;nb1 , &amp;operateur , &amp;nb2);</text:span><text:span text:style-name="T3"> </text:span><text:span text:style-name="T1">//Récuprération des 2 valeur et du type de calcul à effectuer</text:span></text:p>
      <text:p text:style-name="P1">//Choisit uniquement le calcul correspondant à la demande et affiche le résultat</text:p>
      <text:p text:style-name="P1">switch(operateur) </text:p>
      <text:p text:style-name="P1">{ </text:p>
      <text:p text:style-name="P2"><text:span text:style-name="T1">case '+':</text:span><text:span text:style-name="T3"> </text:span></text:p>
      <text:p text:style-name="P1"><text:soft-page-break/>printf("%d\n",nb1+nb2); </text:p>
      <text:p text:style-name="P1">break; </text:p>
      <text:p text:style-name="P1">case '-': </text:p>
      <text:p text:style-name="P1">printf("%d\n",nb1-nb2); </text:p>
      <text:p text:style-name="P1">break; </text:p>
      <text:p text:style-name="P1">case '*': </text:p>
      <text:p text:style-name="P1">printf("%d\n",nb1*nb2); </text:p>
      <text:p text:style-name="P1">break; </text:p>
      <text:p text:style-name="P1">case '/': </text:p>
      <text:p text:style-name="P1">printf("%d\n",nb1/nb2); </text:p>
      <text:p text:style-name="P1">break; </text:p>
      <text:p text:style-name="P1">case '%': </text:p>
      <text:p text:style-name="P1">printf("%d\n",nb1%nb2); </text:p>
      <text:p text:style-name="P1">break; </text:p>
      <text:p text:style-name="P1">default: </text:p>
      <text:p text:style-name="P1">printf("Le calcul n'est pas valide."); </text:p>
      <text:p text:style-name="P1">}</text:p>
      <text:p text:style-name="Text_20_body"/>
      <text:p text:style-name="P1">//Permet de demander à l'utilisateur s'il souhaite refaire un nouveau calcul, changer de variable ou bien quitter le programme</text:p>
      <text:p text:style-name="P1">printf("0. Continuer\n1. Changer de variables\n2. Fin");</text:p>
      <text:p text:style-name="P1">scanf("%d",&amp;testFin);</text:p>
      <text:p text:style-name="P1">}while (testFin == 0);</text:p>
      <text:p text:style-name="P1">break;</text:p>
      <text:p text:style-name="Text_20_body"/>
      <text:p text:style-name="P2"><text:span text:style-name="T1">case 2:</text:span><text:span text:style-name="T3"> </text:span><text:span text:style-name="T1">//Cas int_64</text:span></text:p>
      <text:p text:style-name="P1">do{</text:p>
      <text:p text:style-name="P1">//Initialisation des nombres</text:p>
      <text:p text:style-name="P2"><text:span text:style-name="T1">long nl1,nl2;</text:span><text:span text:style-name="T3"> </text:span></text:p>
      <text:p text:style-name="Text_20_body"/>
      <text:p text:style-name="P1">//Boucle do while pour refaire un calcul tant que testFin est égal à 0</text:p>
      <text:p text:style-name="P2"><text:span text:style-name="T1">printf("Quel est votre calcul?\n");</text:span><text:span text:style-name="T3"> </text:span><text:span text:style-name="T1">//demande du calcul à effectuer </text:span></text:p>
      <text:p text:style-name="P2"><text:span text:style-name="T1">scanf("%ld %c %ld", &amp;nl1 , &amp;operateur , &amp;nl2);</text:span><text:span text:style-name="T3"> </text:span><text:span text:style-name="T1">//Récuprération des 2 valeur et du type de calcul à effectuer</text:span></text:p>
      <text:p text:style-name="Text_20_body"/>
      <text:p text:style-name="P1">//Choisit uniquement le calcul correspondant à la demande et affiche le résultat</text:p>
      <text:p text:style-name="P1">switch(operateur) </text:p>
      <text:p text:style-name="P1">{ </text:p>
      <text:p text:style-name="P1">case '+': </text:p>
      <text:p text:style-name="P1">printf("%ld\n",nl1+nl2); </text:p>
      <text:p text:style-name="P1"><text:soft-page-break/>break; </text:p>
      <text:p text:style-name="P1">case '-': </text:p>
      <text:p text:style-name="P1">printf("%ld\n",nl1-nl2); </text:p>
      <text:p text:style-name="P1">break; </text:p>
      <text:p text:style-name="P1">case '*': </text:p>
      <text:p text:style-name="P1">printf("%ld\n",nl1*nl2); </text:p>
      <text:p text:style-name="P1">break; </text:p>
      <text:p text:style-name="P1">case '/': </text:p>
      <text:p text:style-name="P1">printf("%ld\n",nl1/nl2); </text:p>
      <text:p text:style-name="P1">break; </text:p>
      <text:p text:style-name="P1">case '%': </text:p>
      <text:p text:style-name="P1">printf("%ld\n",nl1%nl2); </text:p>
      <text:p text:style-name="P1">break; </text:p>
      <text:p text:style-name="P1">default: </text:p>
      <text:p text:style-name="P1">printf("Le calcul n'est pas valide."); </text:p>
      <text:p text:style-name="P1">}</text:p>
      <text:p text:style-name="Text_20_body"/>
      <text:p text:style-name="P1">//Permet de demander à l'utilisateur s'il souhaite refaire un nouveau calcul, changer de variable ou bien quitter le programme</text:p>
      <text:p text:style-name="P1">printf("0. Continuer\n1. Changer de variables\n2. Fin");</text:p>
      <text:p text:style-name="P1">scanf("%d",&amp;testFin);</text:p>
      <text:p text:style-name="P1">}while (testFin == 0);</text:p>
      <text:p text:style-name="P1">break;</text:p>
      <text:p text:style-name="Text_20_body"/>
      <text:p text:style-name="P2"><text:span text:style-name="T1">case 3:</text:span><text:span text:style-name="T3"> </text:span><text:span text:style-name="T1">//Cas float</text:span></text:p>
      <text:p text:style-name="P1">do{</text:p>
      <text:p text:style-name="P1">//Initialisation des nombres</text:p>
      <text:p text:style-name="P1">float n1,n2;</text:p>
      <text:p text:style-name="Text_20_body"/>
      <text:p text:style-name="P1">//Boucle do while pour refaire un calcul tant que testFin est égal à 0</text:p>
      <text:p text:style-name="P2"><text:span text:style-name="T1">printf("Quel est votre calcul?\n");</text:span><text:span text:style-name="T3"> </text:span><text:span text:style-name="T1">//demande du calcul à effectuer </text:span></text:p>
      <text:p text:style-name="P2"><text:span text:style-name="T1">scanf("%f %c %f", &amp;n1 , &amp;operateur , &amp;n2);</text:span><text:span text:style-name="T3"> </text:span><text:span text:style-name="T1">//Récuprération des 2 valeur et du type de calcul à effectuer</text:span></text:p>
      <text:p text:style-name="Text_20_body"/>
      <text:p text:style-name="P1">//Choisit uniquement le calcul correspondant à la demande et affiche le résultat</text:p>
      <text:p text:style-name="P1">switch(operateur) </text:p>
      <text:p text:style-name="P1">{ </text:p>
      <text:p text:style-name="P1">case '+': </text:p>
      <text:p text:style-name="P1">printf("%f\n",n1+n2); </text:p>
      <text:p text:style-name="P1">break; </text:p>
      <text:p text:style-name="P1"><text:soft-page-break/>case '-': </text:p>
      <text:p text:style-name="P1">printf("%f\n",n1-n2); </text:p>
      <text:p text:style-name="P1">break; </text:p>
      <text:p text:style-name="P1">case '*': </text:p>
      <text:p text:style-name="P1">printf("%f\n",n1*n2); </text:p>
      <text:p text:style-name="P1">break; </text:p>
      <text:p text:style-name="P1">case '/': </text:p>
      <text:p text:style-name="P1">printf("%f\n",n1/n2); </text:p>
      <text:p text:style-name="P1">break; </text:p>
      <text:p text:style-name="P1">default: </text:p>
      <text:p text:style-name="P1">printf("Le calcul n'est pas valide."); </text:p>
      <text:p text:style-name="P2"><text:span text:style-name="T1">}</text:span><text:span text:style-name="T3"> </text:span></text:p>
      <text:p text:style-name="P1">//Permet de demander à l'utilisateur s'il souhaite refaire un nouveau calcul, changer de variable ou bien quitter le programme</text:p>
      <text:p text:style-name="P1">printf("0. Continuer\n1. Changer de variables\n2. Fin");</text:p>
      <text:p text:style-name="P1">scanf("%d",&amp;testFin);</text:p>
      <text:p text:style-name="P1">}while (testFin == 0);</text:p>
      <text:p text:style-name="P1">break;</text:p>
      <text:p text:style-name="Text_20_body"/>
      <text:p text:style-name="P2"><text:span text:style-name="T1">case 4:</text:span><text:span text:style-name="T3"> </text:span><text:span text:style-name="T1">//Cas double</text:span></text:p>
      <text:p text:style-name="P1">do{</text:p>
      <text:p text:style-name="P1">//Initialisation des nombres</text:p>
      <text:p text:style-name="P1">double nd1,nd2;</text:p>
      <text:p text:style-name="Text_20_body"/>
      <text:p text:style-name="P1">//Boucle do while pour refaire un calcul tant que testFin est égal à 0</text:p>
      <text:p text:style-name="P2"><text:span text:style-name="T1">printf("Quel est votre calcul?\n");</text:span><text:span text:style-name="T3"> </text:span><text:span text:style-name="T1">//demande du calcul à effectuer </text:span></text:p>
      <text:p text:style-name="P2"><text:span text:style-name="T1">scanf("%f %c %f", &amp;nd1 , &amp;operateur , &amp;nd2);</text:span><text:span text:style-name="T3"> </text:span><text:span text:style-name="T1">//Récuprération des 2 valeur et du type de calcul à effectuer</text:span></text:p>
      <text:p text:style-name="Text_20_body"/>
      <text:p text:style-name="P1">//Choisit uniquement le calcul correspondant à la demande et affiche le résultat</text:p>
      <text:p text:style-name="P1">switch(operateur) </text:p>
      <text:p text:style-name="P1">{ </text:p>
      <text:p text:style-name="P1">case '+': </text:p>
      <text:p text:style-name="P1">printf("%f\n",nd1+nd2); </text:p>
      <text:p text:style-name="P1">break; </text:p>
      <text:p text:style-name="P1">case '-': </text:p>
      <text:p text:style-name="P1">printf("%f\n",nd1-nd2); </text:p>
      <text:p text:style-name="P1">break; </text:p>
      <text:p text:style-name="P1">case '*': </text:p>
      <text:p text:style-name="P1">printf("%f\n",nd1*nd2); </text:p>
      <text:p text:style-name="P1"><text:soft-page-break/>break; </text:p>
      <text:p text:style-name="P1">case '/': </text:p>
      <text:p text:style-name="P1">printf("%f\n",nd1/nd2); </text:p>
      <text:p text:style-name="P1">break;  </text:p>
      <text:p text:style-name="P1">default: </text:p>
      <text:p text:style-name="P1">printf("Le calcul n'est pas valide."); </text:p>
      <text:p text:style-name="P1">}</text:p>
      <text:p text:style-name="Text_20_body"/>
      <text:p text:style-name="P3"><text:span text:style-name="T2">}</text:span><text:span text:style-name="T4"> </text:span><text:span text:style-name="T2">//Fin du switch-case</text:span></text:p>
      <text:p text:style-name="Text_20_body"/>
      <text:p text:style-name="P2"><text:span text:style-name="T1">}</text:span><text:span text:style-name="T3"> </text:span><text:span text:style-name="T1">//Fin du while</text:span></text:p>
      <text:p text:style-name="Text_20_body"/>
      <text:p text:style-name="P1">return 0; </text:p>
      <text:p text:style-name="P1">}</text:p>
      <text:p text:style-name="Text_20_body"><text:span text:style-name="T5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0:47:05.427000000</meta:creation-date>
    <dc:date>2015-02-23T10:47:38.144000000</dc:date>
    <meta:editing-duration>P0D</meta:editing-duration>
    <meta:editing-cycles>1</meta:editing-cycles>
    <meta:document-statistic meta:table-count="0" meta:image-count="0" meta:object-count="0" meta:page-count="5" meta:paragraph-count="149" meta:word-count="572" meta:character-count="4213" meta:non-whitespace-character-count="3703"/>
    <meta:generator>LibreOffice/4.1.0.4$Windows_x86 LibreOffice_project/89ea49ddacd9aa532507cbf852f2bb22b1ace28</meta:generator>
  </office:meta>
</office:document-meta>
</file>